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I Измерения</text:p>
          </table:table-cell>
          <table:table-cell table:number-columns-repeated="2"/>
          <table:table-cell office:value-type="string" calcext:value-type="string">
            <text:p>F1 = 10 с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Резкое </text:p>
          </table:table-cell>
          <table:table-cell office:value-type="float" office:value="68.9" calcext:value-type="float">
            <text:p>68,9</text:p>
          </table:table-cell>
          <table:table-cell/>
          <table:table-cell office:value-type="string" calcext:value-type="string">
            <text:p>F2 = 12,8 см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.5" calcext:value-type="float">
            <text:p>66,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.2" calcext:value-type="float">
            <text:p>67,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.6" calcext:value-type="float">
            <text:p>67,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.9" calcext:value-type="float">
            <text:p>67,9</text:p>
          </table:table-cell>
          <table:table-cell table:number-columns-repeated="2"/>
          <table:table-cell office:value-type="float" office:value="66.5" calcext:value-type="float">
            <text:p>66,5</text:p>
          </table:table-cell>
          <table:table-cell office:value-type="float" office:value="67.2" calcext:value-type="float">
            <text:p>67,2</text:p>
          </table:table-cell>
          <table:table-cell office:value-type="float" office:value="67.6" calcext:value-type="float">
            <text:p>67,6</text:p>
          </table:table-cell>
          <table:table-cell office:value-type="float" office:value="67.9" calcext:value-type="float">
            <text:p>67,9</text:p>
          </table:table-cell>
          <table:table-cell office:value-type="float" office:value="68.1" calcext:value-type="float">
            <text:p>68,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table:formula="of:=([.$B$2]-[.E6])*10" office:value-type="float" office:value="24.0000000000001" calcext:value-type="float">
            <text:p>24,0000000000001</text:p>
          </table:table-cell>
          <table:table-cell table:formula="of:=([.$B$2]-[.F6])*10" office:value-type="float" office:value="17" calcext:value-type="float">
            <text:p>17</text:p>
          </table:table-cell>
          <table:table-cell table:formula="of:=([.$B$2]-[.G6])*10" office:value-type="float" office:value="13.0000000000001" calcext:value-type="float">
            <text:p>13,0000000000001</text:p>
          </table:table-cell>
          <table:table-cell table:formula="of:=([.$B$2]-[.H6])*10" office:value-type="float" office:value="10" calcext:value-type="float">
            <text:p>10</text:p>
          </table:table-cell>
          <table:table-cell table:formula="of:=([.$B$2]-[.I6])*10" office:value-type="float" office:value="8.00000000000011" calcext:value-type="float">
            <text:p>8,0000000000001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, см</text:p>
          </table:table-cell>
          <table:table-cell table:formula="of:=[.B2]-[.B7]" office:value-type="float" office:value="0.800000000000011" calcext:value-type="float">
            <text:p>0,800000000000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 (эксперимент), мм</text:p>
          </table:table-cell>
          <table:table-cell office:value-type="float" office:value="0.302" calcext:value-type="float">
            <text:p>0,3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 (по винту)</text:p>
          </table:table-cell>
          <table:table-cell office:value-type="float" office:value="0.3" calcext:value-type="float">
            <text:p>0,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Дифракция Фраунгофера на щели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 S2, мм</text:p>
          </table:table-cell>
          <table:table-cell office:value-type="float" office:value="0.3" calcext:value-type="float">
            <text:p>0,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Основной</text:p>
          </table:table-cell>
          <table:table-cell table:formula="of:=2-1.62" office:value-type="float" office:value="0.38" calcext:value-type="float">
            <text:p>0,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лева</text:p>
          </table:table-cell>
          <table:table-cell office:value-type="float" office:value="0.2" calcext:value-type="float">
            <text:p>0,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права</text:p>
          </table:table-cell>
          <table:table-cell office:value-type="float" office:value="0.198" calcext:value-type="float">
            <text:p>0,19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Дифракция Фраунгофера на двух щелях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Разрешающая способность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 оборот(0,1 мм)</text:p>
          </table:table-cell>
          <table:table-cell office:value-type="string" calcext:value-type="string">
            <text:p>сливание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I. Дифракция Френеля на щели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2xi_n, мкм</text:p>
          </table:table-cell>
          <table:table-cell table:style-name="ce4" table:formula="of:=2*([.B29]*[.$B$30]*10^(-6)*[.B31])^0.5*10^3" office:value-type="float" office:value="228.966373076922" calcext:value-type="float">
            <text:p>229</text:p>
          </table:table-cell>
          <table:table-cell table:style-name="ce4" table:formula="of:=2*([.C29]*[.$B$30]*10^(-6)*[.C31])^0.5*10^3" office:value-type="float" office:value="272.524494311979" calcext:value-type="float">
            <text:p>273</text:p>
          </table:table-cell>
          <table:table-cell table:style-name="ce4" table:formula="of:=2*([.D29]*[.$B$30]*10^(-6)*[.D31])^0.5*10^3" office:value-type="float" office:value="291.876001068948" calcext:value-type="float">
            <text:p>292</text:p>
          </table:table-cell>
          <table:table-cell table:style-name="ce4" table:formula="of:=2*([.E29]*[.$B$30]*10^(-6)*[.E31])^0.5*10^3" office:value-type="float" office:value="295.594316589477" calcext:value-type="float">
            <text:p>296</text:p>
          </table:table-cell>
          <table:table-cell table:style-name="ce4" table:formula="of:=2*([.F29]*[.$B$30]*10^(-6)*[.F31])^0.5*10^3" office:value-type="float" office:value="295.594316589479" calcext:value-type="float">
            <text:p>296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z_n, мм</text:p>
          </table:table-cell>
          <table:table-cell table:style-name="ce2" office:value-type="float" office:value="24.0000000000001" calcext:value-type="float">
            <text:p>24,00000000000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.0000000000001" calcext:value-type="float">
            <text:p>13,00000000000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.00000000000011" calcext:value-type="float">
            <text:p>8,0000000000001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l, нм</text:p>
          </table:table-cell>
          <table:table-cell table:style-name="ce2" office:value-type="float" office:value="546.1" calcext:value-type="float">
            <text:p>546,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7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II. Дифракция Фраунгофера на щели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Деления</text:p>
          </table:table-cell>
          <table:table-cell table:style-name="ce2" office:value-type="float" office:value="1.06" calcext:value-type="float">
            <text:p>1,06</text:p>
          </table:table-cell>
          <table:table-cell table:style-name="ce2" office:value-type="float" office:value="1.28" calcext:value-type="float">
            <text:p>1,28</text:p>
          </table:table-cell>
          <table:table-cell table:style-name="ce2" office:value-type="float" office:value="1.52" calcext:value-type="float">
            <text:p>1,52</text:p>
          </table:table-cell>
          <table:table-cell table:style-name="ce2" office:value-type="float" office:value="1.76" calcext:value-type="float">
            <text:p>1,76</text:p>
          </table:table-cell>
          <table:table-cell table:style-name="ce2" office:value-type="float" office:value="2.24" calcext:value-type="float">
            <text:p>2,24</text:p>
          </table:table-cell>
          <table:table-cell table:style-name="ce2" office:value-type="float" office:value="2.44" calcext:value-type="float">
            <text:p>2,44</text:p>
          </table:table-cell>
          <table:table-cell table:style-name="ce2" office:value-type="float" office:value="2.7" calcext:value-type="float">
            <text:p>2,7</text:p>
          </table:table-cell>
          <table:table-cell table:style-name="ce2" office:value-type="float" office:value="2.94" calcext:value-type="float">
            <text:p>2,94</text:p>
          </table:table-cell>
          <table:table-cell office:value-type="string" calcext:value-type="string">
            <text:p>← миллиметры?</text:p>
          </table:table-cell>
          <table:table-cell office:value-type="string" calcext:value-type="string">
            <text:p>Цена деления </text:p>
          </table:table-cell>
          <table:table-cell office:value-type="string" calcext:value-type="string">
            <text:p>0,02 мм</text:p>
          </table:table-cell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x_m, мкм</text:p>
          </table:table-cell>
          <table:table-cell table:style-name="ce2" table:formula="of:=[.B35]*0.02*10^3" office:value-type="float" office:value="21.2" calcext:value-type="float">
            <text:p>21,2</text:p>
          </table:table-cell>
          <table:table-cell table:style-name="ce2" table:formula="of:=[.C35]*0.02*10^3" office:value-type="float" office:value="25.6" calcext:value-type="float">
            <text:p>25,6</text:p>
          </table:table-cell>
          <table:table-cell table:style-name="ce2" table:formula="of:=[.D35]*0.02*10^3" office:value-type="float" office:value="30.4" calcext:value-type="float">
            <text:p>30,4</text:p>
          </table:table-cell>
          <table:table-cell table:style-name="ce2" table:formula="of:=[.E35]*0.02*10^3" office:value-type="float" office:value="35.2" calcext:value-type="float">
            <text:p>35,2</text:p>
          </table:table-cell>
          <table:table-cell table:style-name="ce2" table:formula="of:=[.F35]*0.02*10^3" office:value-type="float" office:value="44.8" calcext:value-type="float">
            <text:p>44,8</text:p>
          </table:table-cell>
          <table:table-cell table:style-name="ce2" table:formula="of:=[.G35]*0.02*10^3" office:value-type="float" office:value="48.8" calcext:value-type="float">
            <text:p>48,8</text:p>
          </table:table-cell>
          <table:table-cell table:style-name="ce2" table:formula="of:=[.H35]*0.02*10^3" office:value-type="float" office:value="54" calcext:value-type="float">
            <text:p>54</text:p>
          </table:table-cell>
          <table:table-cell table:style-name="ce2" table:formula="of:=[.I35]*0.02*10^3" office:value-type="float" office:value="58.8" calcext:value-type="float">
            <text:p>58,8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lta X, мкм</text:p>
          </table:table-cell>
          <table:table-cell office:value-type="float" office:value="4.7" calcext:value-type="float">
            <text:p>4,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, нм</text:p>
          </table:table-cell>
          <table:table-cell office:value-type="float" office:value="546.1" calcext:value-type="float">
            <text:p>546,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2, мм</text:p>
          </table:table-cell>
          <table:table-cell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, мкм</text:p>
          </table:table-cell>
          <table:table-cell table:formula="of:=[.B40]*10^(-3)*[.B41]*10^3/[.B39]" office:value-type="float" office:value="14872.5106382979" calcext:value-type="float">
            <text:p>14872,5106382979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Лист1.A3:Лист1.B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.00.0000</text:date>, <text:time style:data-style-name="N2" text:time-value="02:26:34.62916023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8T13:57:05.113482232</meta:creation-date>
    <meta:generator>LibreOffice/7.2.6.2$Linux_X86_64 LibreOffice_project/20$Build-2</meta:generator>
    <dc:date>2022-04-13T04:58:41.709718325</dc:date>
    <meta:editing-duration>PT6H35M54S</meta:editing-duration>
    <meta:editing-cycles>99</meta:editing-cycles>
    <meta:document-statistic meta:table-count="1" meta:cell-count="109" meta:object-count="0"/>
  </office:meta>
</office:document-meta>
</file>